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0.77cm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3.933cm" fo:min-width="4.618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96cm" fo:min-width="0.7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597cm" fo:min-width="0.7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98cm" fo:min-width="0.7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3.933cm" fo:min-width="4.6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.972cm" fo:min-width="0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0.952cm" svg:x="2.27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2.27cm" svg:y="7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2.27cm" svg:y="7.9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2.27cm" svg:y="8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2.27cm" svg:y="9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2.27cm" svg:y="10.8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2.27cm" svg:y="11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2.27cm" svg:y="12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2.27cm" svg:y="1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57cm" svg:height="4.182cm" draw:transform="rotate (-1.5707963267949) translate (8.547cm 6.116cm)">
          <text:p/>
          <draw:enhanced-geometry svg:viewBox="0 0 21600 21600" draw:glue-points="10800 0 2160 10800 10800 21600 19440 10800" draw:text-areas="4350 0 17250 21600" draw:mirror-horizontal="true" draw:mirror-vertical="false" draw:type="flowchart-manual-operation" draw:enhanced-path="M 0 0 L 21600 0 17250 21600 4350 21600 0 0 Z N"/>
        </draw:custom-shape>
        <draw:custom-shape draw:style-name="gr3" draw:text-style-name="P1" draw:layer="layout" svg:width="1.27cm" svg:height="0.846cm" svg:x="8.937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846cm" svg:x="8.937cm" svg:y="8.8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0.847cm" svg:x="8.937cm" svg:y="9.6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0.848cm" svg:x="8.937cm" svg:y="10.5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846cm" svg:x="8.937cm" svg:y="11.3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846cm" svg:x="8.937cm" svg:y="12.2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57cm" svg:height="4.182cm" draw:transform="rotate (-1.5707963267949) translate (14.779cm 6.114cm)">
          <text:p/>
          <draw:enhanced-geometry svg:viewBox="0 0 21600 21600" draw:glue-points="10800 0 2160 10800 10800 21600 19440 10800" draw:text-areas="4350 0 17250 21600" draw:mirror-horizontal="false" draw:mirror-vertical="false" draw:type="flowchart-manual-operation" draw:enhanced-path="M 0 0 L 21600 0 17250 21600 4350 21600 0 0 Z N"/>
        </draw:custom-shape>
        <draw:custom-shape draw:style-name="gr1" draw:text-style-name="P1" draw:layer="layout" svg:width="1.27cm" svg:height="0.952cm" svg:x="15.287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5.287cm" svg:y="7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5.287cm" svg:y="7.9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5.287cm" svg:y="8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5.287cm" svg:y="9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5.287cm" svg:y="10.8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5.287cm" svg:y="11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5.287cm" svg:y="12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5.287cm" svg:y="13.7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0.82cm" svg:height="0.962cm" svg:x="2.402cm" svg:y="14.97cm">
          <draw:text-box>
            <text:p>x</text:p>
          </draw:text-box>
        </draw:frame>
        <draw:frame draw:style-name="gr7" draw:text-style-name="P2" draw:layer="layout" svg:width="0.82cm" svg:height="0.962cm" svg:x="9.255cm" svg:y="13.382cm">
          <draw:text-box>
            <text:p>z</text:p>
          </draw:text-box>
        </draw:frame>
        <draw:frame draw:style-name="gr7" draw:text-style-name="P2" draw:layer="layout" svg:width="0.959cm" svg:height="0.962cm" svg:x="15.598cm" svg:y="14.97cm">
          <draw:text-box>
            <text:p>x’</text:p>
          </draw:text-box>
        </draw:frame>
        <draw:frame draw:style-name="gr7" draw:text-style-name="P2" draw:layer="layout" svg:width="2.86cm" svg:height="0.962cm" svg:x="4.81cm" svg:y="9.89cm">
          <draw:text-box>
            <text:p>Encoder</text:p>
          </draw:text-box>
        </draw:frame>
        <draw:frame draw:style-name="gr7" draw:text-style-name="P2" draw:layer="layout" svg:width="2.894cm" svg:height="0.962cm" svg:x="11.441cm" svg:y="9.89cm">
          <draw:text-box>
            <text:p>Decoder</text:p>
          </draw:text-box>
        </draw:frame>
        <draw:frame draw:style-name="gr7" draw:text-style-name="P2" draw:layer="layout" svg:width="0.68cm" svg:height="0.962cm" svg:x="1.272cm" svg:y="9.88cm">
          <draw:text-box>
            <text:p><text:s/></text:p>
          </draw:text-box>
        </draw:frame>
        <draw:frame draw:style-name="gr7" draw:text-style-name="P2" draw:layer="layout" svg:width="0.68cm" svg:height="0.962cm" svg:x="9.255cm" svg:y="15.922cm">
          <draw:text-box>
            <text:p><text:s/></text:p>
          </draw:text-box>
        </draw:frame>
        <draw:frame draw:style-name="gr7" draw:text-style-name="P2" draw:layer="layout" svg:width="0.858cm" svg:height="0.962cm" svg:x="9.255cm" svg:y="15.605cm">
          <draw:text-box>
            <text:p><text:s text:c="2"/></text:p>
          </draw:text-box>
        </draw:frame>
        <draw:custom-shape draw:style-name="gr8" draw:text-style-name="P1" draw:layer="layout" svg:width="0.317cm" svg:height="2.222cm" svg:x="17.192cm" svg:y="9.2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317cm" svg:height="2.222cm" svg:x="17.192cm" svg:y="9.2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317cm" svg:height="2.222cm" svg:x="8.938cm" svg:y="5.1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317cm" svg:height="2.222cm" svg:x="8.938cm" svg:y="5.1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317cm" svg:height="2.222cm" svg:x="1.635cm" svg:y="9.2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317cm" svg:height="2.222cm" svg:x="1.635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317cm" svg:height="1.27cm" svg:x="9.573cm" svg:y="14.65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317cm" svg:height="1.27cm" svg:x="9.573cm" svg:y="14.65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6T20:43:19.815000000</meta:creation-date>
    <dc:date>2024-04-06T20:54:33.800000000</dc:date>
    <meta:editing-duration>PT11M12S</meta:editing-duration>
    <meta:editing-cycles>3</meta:editing-cycles>
    <meta:generator>LibreOffice/7.0.2.2$Windows_X86_64 LibreOffice_project/8349ace3c3162073abd90d81fd06dcfb6b36b994</meta:generator>
    <meta:document-statistic meta:object-count="42"/>
  </office:meta>
</office:document-meta>
</file>